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CESS.PROCESS( OProcess proce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.completed( FaultData fault , Set &lt; CompensationHandler &gt; compensation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ROCESS.failure( String reason , Element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OCESS.cancel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.compensate( OScope scope , SynchChannel r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.ru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4">
            <text:p text:style-name="Table_20_Contents">3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